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JetBrains Mono" svg:font-family="'JetBrains Mono', monospace"/>
    <style:font-face style:name="OpenSymbol" svg:font-family="OpenSymbol"/>
    <style:font-face style:name="Roboto" svg:font-family="Roboto, Arial, sans-serif"/>
    <style:font-face style:name="Tahoma1" svg:font-family="Tahoma"/>
    <style:font-face style:name="inter-regular" svg:font-family="inter-regular, system-ui, apple-system, BlinkMacSystemFont, 'Segoe UI', Roboto, 'Helvetica Neue', Helvetica, Arial, sans-serif"/>
    <style:font-face style:name="sans-serif" svg:font-family="sans-serif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color="#000099" style:font-name="JetBrains Mono" fo:font-size="14pt" fo:language="en" fo:country="US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99" fo:font-size="14pt" fo:language="en" fo:country="US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99" style:font-name="Roboto"/>
    </style:style>
    <style:style style:name="P5" style:family="paragraph" style:parent-style-name="Standard">
      <style:text-properties fo:color="#00cc33" fo:font-size="16pt" fo:language="en" fo:country="US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color="#00cc33" style:font-name="JetBrains Mono" fo:font-size="16pt" fo:language="en" fo:country="US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fo:color="#00cc33" fo:font-size="22pt" fo:language="en" fo:country="US" fo:font-weight="bold" style:font-size-asian="22pt" style:font-weight-asian="bold" style:font-size-complex="22pt" style:font-weight-complex="bold"/>
    </style:style>
    <style:style style:name="P8" style:family="paragraph" style:parent-style-name="Standard">
      <style:text-properties fo:font-size="13pt" style:font-size-asian="13pt" style:font-size-complex="13pt"/>
    </style:style>
    <style:style style:name="P9" style:family="paragraph" style:parent-style-name="Standard">
      <style:text-properties fo:color="#bbb529"/>
    </style:style>
    <style:style style:name="P10" style:family="paragraph" style:parent-style-name="Standard">
      <style:text-properties fo:color="#bbb529" style:font-name="JetBrains Mono" fo:font-size="9.80000019073486pt"/>
    </style:style>
    <style:style style:name="P11" style:family="paragraph" style:parent-style-name="Standard">
      <style:text-properties fo:color="#bbb529" style:font-name="JetBrains Mono" fo:font-size="9.80000019073486pt" fo:language="en" fo:country="US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fo:font-variant="normal" fo:text-transform="none" fo:color="#000099" style:font-name="Roboto" fo:font-size="14pt" fo:letter-spacing="normal" fo:language="en" fo:country="US" fo:font-style="normal" fo:font-weight="normal" style:font-size-asian="14pt" style:font-weight-asian="bold" style:font-size-complex="14pt" style:font-weight-complex="bold"/>
    </style:style>
    <style:style style:name="P13" style:family="paragraph" style:parent-style-name="Standard">
      <style:text-properties fo:font-variant="normal" fo:text-transform="none" fo:color="#000099" style:font-name="Roboto" fo:font-size="12pt" fo:letter-spacing="normal" fo:language="en" fo:country="US" fo:font-style="normal" fo:font-weight="normal" style:font-size-asian="12pt" style:font-weight-asian="bold" style:font-size-complex="12pt" style:font-weight-complex="bold"/>
    </style:style>
    <style:style style:name="P14" style:family="paragraph" style:parent-style-name="Standard">
      <style:text-properties fo:font-variant="normal" fo:text-transform="none" fo:color="#000099" style:font-name="Roboto" fo:font-size="13pt" fo:letter-spacing="normal" fo:language="en" fo:country="US" fo:font-style="normal" fo:font-weight="bold" style:font-size-asian="13pt" style:font-weight-asian="bold" style:font-size-complex="13pt" style:font-weight-complex="bold"/>
    </style:style>
    <style:style style:name="P15" style:family="paragraph" style:parent-style-name="Standard">
      <style:text-properties fo:font-variant="normal" fo:text-transform="none" fo:color="#000099" style:font-name="Roboto" fo:letter-spacing="normal" fo:language="en" fo:country="US" fo:font-style="normal" fo:font-weight="normal" style:font-weight-asian="normal" style:font-weight-complex="normal"/>
    </style:style>
    <style:style style:name="P16" style:family="paragraph" style:parent-style-name="Standard">
      <style:text-properties fo:font-variant="normal" fo:text-transform="none" fo:color="#000099" style:font-name="Roboto" fo:letter-spacing="normal" fo:language="en" fo:country="US" fo:font-style="normal" fo:font-weight="bold" style:font-weight-asian="bold" style:font-weight-complex="bold"/>
    </style:style>
    <style:style style:name="P17" style:family="paragraph" style:parent-style-name="Standard">
      <style:text-properties fo:font-variant="normal" fo:text-transform="none" fo:color="#0000ff" style:font-name="Roboto" fo:font-size="13pt" fo:letter-spacing="normal" fo:language="en" fo:country="US" fo:font-style="normal" fo:font-weight="normal" style:font-size-asian="13pt" style:font-weight-asian="bold" style:font-size-complex="13pt" style:font-weight-complex="bold"/>
    </style:style>
    <style:style style:name="P18" style:family="paragraph" style:parent-style-name="Standard">
      <style:text-properties fo:font-variant="normal" fo:text-transform="none" fo:color="#0000ff" style:font-name="JetBrains Mono" fo:font-size="10pt" fo:letter-spacing="normal" fo:font-style="normal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text-properties fo:font-variant="normal" fo:text-transform="none" fo:color="#00cc33" style:font-name="JetBrains Mono" fo:font-size="16pt" fo:letter-spacing="normal" fo:language="en" fo:country="US" fo:font-style="normal" fo:font-weight="bold" style:font-size-asian="16pt" style:font-weight-asian="bold" style:font-size-complex="16pt" style:font-weight-complex="bold"/>
    </style:style>
    <style:style style:name="P20" style:family="paragraph" style:parent-style-name="Standard">
      <style:text-properties fo:font-variant="normal" fo:text-transform="none" fo:color="#333333" style:font-name="JetBrains Mono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variant="normal" fo:text-transform="none" fo:color="#00cc00" style:font-name="JetBrains Mono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P22" style:family="paragraph" style:parent-style-name="Standard">
      <style:text-properties fo:font-variant="normal" fo:text-transform="none" fo:color="#a9b7c6" style:font-name="JetBrains Mono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P23" style:family="paragraph" style:parent-style-name="Standard">
      <style:text-properties fo:font-variant="normal" fo:text-transform="none" fo:color="#000066" style:font-name="JetBrains Mono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P24" style:family="paragraph" style:parent-style-name="Standard">
      <style:text-properties fo:font-variant="normal" fo:text-transform="none" fo:color="#ff3333" style:font-name="JetBrains Mono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P25" style:family="paragraph" style:parent-style-name="Standard">
      <style:text-properties fo:color="#333333" style:font-name="Roboto" fo:font-size="14pt" fo:language="en" fo:country="US" fo:font-weight="bold" style:font-size-asian="14pt" style:font-weight-asian="bold" style:font-size-complex="14pt" style:font-weight-complex="bold"/>
    </style:style>
    <style:style style:name="P26" style:family="paragraph" style:parent-style-name="Standard">
      <style:text-properties fo:language="en" fo:country="US"/>
    </style:style>
    <style:style style:name="P27" style:family="paragraph" style:parent-style-name="Standard">
      <style:text-properties fo:color="#000066" style:font-name="Roboto" fo:font-size="14pt" fo:language="en" fo:country="US" fo:font-weight="bold" style:font-size-asian="14pt" style:font-weight-asian="bold" style:font-size-complex="14pt" style:font-weight-complex="bold"/>
    </style:style>
    <style:style style:name="P28" style:family="paragraph" style:parent-style-name="Standard">
      <style:text-properties fo:color="#ff3333" fo:language="en" fo:country="US" fo:font-weight="bold" style:font-weight-asian="bold" style:font-weight-complex="bold"/>
    </style:style>
    <style:style style:name="P29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a9b7c6"/>
    </style:style>
    <style:style style:name="P30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a9b7c6" style:font-name="JetBrains Mono" fo:font-size="9.80000019073486pt"/>
    </style:style>
    <style:style style:name="P31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32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 fo:font-size="9.80000019073486pt"/>
    </style:style>
    <style:style style:name="P33" style:family="paragraph" style:parent-style-name="HTML_20_стандартен">
      <style:paragraph-properties fo:background-color="#2b2b2b">
        <style:background-image/>
      </style:paragraph-properties>
    </style:style>
    <style:style style:name="P34" style:family="paragraph" style:parent-style-name="HTML_20_стандартен">
      <style:paragraph-properties fo:background-color="#2b2b2b">
        <style:background-image/>
      </style:paragraph-properties>
      <style:text-properties fo:language="en" fo:country="US"/>
    </style:style>
    <style:style style:name="P35" style:family="paragraph" style:parent-style-name="HTML_20_стандартен">
      <style:paragraph-properties fo:background-color="#2b2b2b">
        <style:background-image/>
      </style:paragraph-properties>
      <style:text-properties fo:color="#ffd320"/>
    </style:style>
    <style:style style:name="P36" style:family="paragraph" style:parent-style-name="HTML_20_стандартен">
      <style:paragraph-properties fo:background-color="#2b2b2b">
        <style:background-image/>
      </style:paragraph-properties>
      <style:text-properties fo:color="#ffd320" fo:language="en" fo:country="US"/>
    </style:style>
    <style:style style:name="P37" style:family="paragraph" style:parent-style-name="HTML_20_стандартен">
      <style:paragraph-properties fo:background-color="#2b2b2b">
        <style:background-image/>
      </style:paragraph-properties>
      <style:text-properties fo:color="#000099" style:font-name="Roboto" fo:font-size="14pt" fo:language="en" fo:country="US" fo:font-weight="bold" style:font-size-asian="14pt" style:font-weight-asian="bold" style:font-size-complex="14pt" style:font-weight-complex="bold"/>
    </style:style>
    <style:style style:name="P38" style:family="paragraph" style:parent-style-name="HTML_20_стандартен">
      <style:paragraph-properties fo:background-color="#2b2b2b">
        <style:background-image/>
      </style:paragraph-properties>
      <style:text-properties fo:color="#a9b7c6"/>
    </style:style>
    <style:style style:name="P39" style:family="paragraph" style:parent-style-name="HTML_20_стандартен">
      <style:paragraph-properties fo:background-color="#2b2b2b">
        <style:background-image/>
      </style:paragraph-properties>
      <style:text-properties fo:color="#a9b7c6" fo:language="en" fo:country="US"/>
    </style:style>
    <style:style style:name="P40" style:family="paragraph" style:parent-style-name="HTML_20_стандартен">
      <style:paragraph-properties fo:background-color="#2b2b2b">
        <style:background-image/>
      </style:paragraph-properties>
      <style:text-properties fo:color="#00cc00" fo:language="en" fo:country="US"/>
    </style:style>
    <style:style style:name="P41" style:family="paragraph" style:parent-style-name="HTML_20_стандартен">
      <style:paragraph-properties fo:background-color="#2b2b2b">
        <style:background-image/>
      </style:paragraph-properties>
      <style:text-properties fo:font-variant="normal" fo:text-transform="none" fo:color="#ffd320" style:font-name="JetBrains Mono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P42" style:family="paragraph" style:parent-style-name="Preformatted_20_Text">
      <style:text-properties fo:color="#cc7832" style:font-name="JetBrains Mono" fo:font-size="9.80000019073486pt" fo:language="en" fo:country="US" fo:font-weight="bold" style:font-size-asian="14pt" style:font-weight-asian="bold" style:font-size-complex="14pt" style:font-weight-complex="bold"/>
    </style:style>
    <style:style style:name="P43" style:family="paragraph" style:parent-style-name="Preformatted_20_Text">
      <style:text-properties fo:color="#808080" style:font-name="JetBrains Mono" fo:font-size="9.80000019073486pt" fo:language="en" fo:country="US" fo:font-weight="bold" style:font-size-asian="14pt" style:font-weight-asian="bold" style:font-size-complex="14pt" style:font-weight-complex="bold"/>
    </style:style>
    <style:style style:name="P44" style:family="paragraph" style:parent-style-name="HTML_20_стандартен">
      <style:paragraph-properties fo:background-color="#2b2b2b">
        <style:background-image/>
      </style:paragraph-properties>
      <style:text-properties fo:color="#a9b7c6"/>
    </style:style>
    <style:style style:name="P45" style:family="paragraph" style:parent-style-name="Standard" style:list-style-name="L1">
      <style:text-properties fo:color="#00cc33" fo:font-size="16pt" fo:language="en" fo:country="US" fo:font-weight="bold" style:font-size-asian="16pt" style:font-weight-asian="bold" style:font-size-complex="16pt" style:font-weight-complex="bold"/>
    </style:style>
    <style:style style:name="P46" style:family="paragraph" style:parent-style-name="Standard" style:list-style-name="L1">
      <style:text-properties fo:color="#000099" style:font-name="JetBrains Mono" fo:font-size="10pt" fo:language="en" fo:country="US" fo:font-weight="bold" style:font-size-asian="10pt" style:font-weight-asian="bold" style:font-size-complex="10pt" style:font-weight-complex="bold"/>
    </style:style>
    <style:style style:name="P47" style:family="paragraph" style:parent-style-name="Standard" style:list-style-name="L2">
      <style:text-properties fo:color="#333333" fo:font-size="14pt" fo:language="en" fo:country="US" fo:font-weight="bold" style:font-size-asian="14pt" style:font-weight-asian="bold" style:font-size-complex="14pt" style:font-weight-complex="bold"/>
    </style:style>
    <style:style style:name="P48" style:family="paragraph" style:parent-style-name="Standard" style:list-style-name="L3">
      <style:text-properties fo:font-variant="normal" fo:text-transform="none" fo:color="#00cc00" style:font-name="JetBrains Mono" fo:font-size="14pt" fo:letter-spacing="normal" fo:language="en" fo:country="US" fo:font-style="normal" fo:font-weight="bold" style:font-size-asian="14pt" style:font-weight-asian="bold" style:font-size-complex="14pt" style:font-weight-complex="bold"/>
    </style:style>
    <style:style style:name="P49" style:family="paragraph" style:parent-style-name="Standard">
      <style:text-properties fo:font-variant="normal" fo:text-transform="none" fo:color="#333333" style:font-name="JetBrains Mono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variant="normal" fo:text-transform="none" fo:color="#333333" style:font-name="Roboto" fo:font-size="14pt" fo:letter-spacing="normal" fo:language="en" fo:country="US" fo:font-style="normal" fo:font-weight="bold" style:font-size-asian="14pt" style:font-weight-asian="bold" style:font-size-complex="14pt" style:font-weight-complex="bold"/>
    </style:style>
    <style:style style:name="P51" style:family="paragraph" style:parent-style-name="Preformatted_20_Text" style:list-style-name="L1"/>
    <style:style style:name="P52" style:family="paragraph" style:parent-style-name="Preformatted_20_Text" style:list-style-name="L1">
      <style:text-properties fo:color="#a9b7c6" style:font-name="JetBrains Mono" fo:font-size="10pt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color="#00cc33" fo:font-size="22pt" fo:language="en" fo:country="US" fo:font-weight="bold" style:font-size-asian="22pt" style:font-weight-asian="bold" style:font-size-complex="22pt" style:font-weight-complex="bold"/>
    </style:style>
    <style:style style:name="T3" style:family="text">
      <style:text-properties fo:color="#00cc33" fo:font-size="16pt" fo:language="en" fo:country="US" fo:font-weight="bold" style:font-size-asian="16pt" style:font-weight-asian="bold" style:font-size-complex="16pt" style:font-weight-complex="bold"/>
    </style:style>
    <style:style style:name="T4" style:family="text">
      <style:text-properties fo:color="#333333" fo:language="en" fo:country="US" fo:font-weight="bold" style:font-weight-asian="bold" style:font-weight-complex="bold"/>
    </style:style>
    <style:style style:name="T5" style:family="text">
      <style:text-properties fo:color="#000099" fo:language="en" fo:country="US" fo:font-weight="bold" style:font-weight-asian="bold" style:font-weight-complex="bold"/>
    </style:style>
    <style:style style:name="T6" style:family="text">
      <style:text-properties fo:color="#000099" fo:font-size="14pt" fo:language="en" fo:country="US" fo:font-weight="bold" style:font-size-asian="14pt" style:font-weight-asian="bold" style:font-size-complex="14pt" style:font-weight-complex="bold"/>
    </style:style>
    <style:style style:name="T7" style:family="text">
      <style:text-properties fo:color="#000099" style:font-name="JetBrains Mono" fo:font-size="10pt" style:font-size-asian="10pt" style:font-size-complex="10pt"/>
    </style:style>
    <style:style style:name="T8" style:family="text">
      <style:text-properties fo:color="#000099" style:font-name="JetBrains Mono" fo:font-size="14pt" fo:language="en" fo:country="US" fo:font-weight="bold" style:font-size-asian="14pt" style:font-weight-asian="bold" style:font-size-complex="14pt" style:font-weight-complex="bold"/>
    </style:style>
    <style:style style:name="T9" style:family="text">
      <style:text-properties fo:color="#ff0000" fo:language="en" fo:country="US" fo:font-weight="bold" style:font-weight-asian="bold" style:font-weight-complex="bold"/>
    </style:style>
    <style:style style:name="T10" style:family="text">
      <style:text-properties fo:color="#cc7832"/>
    </style:style>
    <style:style style:name="T11" style:family="text">
      <style:text-properties fo:color="#cc7832" style:font-name="JetBrains Mono" fo:font-size="9.80000019073486pt"/>
    </style:style>
    <style:style style:name="T12" style:family="text">
      <style:text-properties fo:color="#cc7832" style:font-name="JetBrains Mono" fo:font-size="10pt" fo:language="en" fo:country="US" fo:font-weight="bold" style:font-size-asian="10pt" style:font-weight-asian="bold" style:font-size-complex="10pt" style:font-weight-complex="bold"/>
    </style:style>
    <style:style style:name="T13" style:family="text">
      <style:text-properties fo:color="#cc7832" fo:language="en" fo:country="US"/>
    </style:style>
    <style:style style:name="T14" style:family="text">
      <style:text-properties fo:color="#cc7832" fo:language="en" fo:country="US" fo:font-weight="bold" style:font-weight-asian="bold" style:font-weight-complex="bold"/>
    </style:style>
    <style:style style:name="T15" style:family="text">
      <style:text-properties fo:color="#9876aa"/>
    </style:style>
    <style:style style:name="T16" style:family="text">
      <style:text-properties fo:color="#9876aa" style:font-name="JetBrains Mono" fo:font-size="9.80000019073486pt"/>
    </style:style>
    <style:style style:name="T17" style:family="text">
      <style:text-properties fo:color="#ffc66d"/>
    </style:style>
    <style:style style:name="T18" style:family="text">
      <style:text-properties style:font-name="JetBrains Mono"/>
    </style:style>
    <style:style style:name="T19" style:family="text">
      <style:text-properties style:font-name="JetBrains Mono" fo:font-size="9.80000019073486pt"/>
    </style:style>
    <style:style style:name="T20" style:family="text">
      <style:text-properties style:font-name="JetBrains Mono"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font-name="JetBrains Mono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style:font-name="JetBrains Mono" fo:font-size="12pt" fo:font-style="italic" style:font-size-asian="12pt" style:font-style-asian="italic" style:font-size-complex="12pt" style:font-style-complex="italic"/>
    </style:style>
    <style:style style:name="T23" style:family="text">
      <style:text-properties style:font-name="JetBrains Mono" fo:font-size="12pt" style:font-size-asian="12pt" style:font-size-complex="12pt"/>
    </style:style>
    <style:style style:name="T24" style:family="text">
      <style:text-properties fo:color="#66ff00"/>
    </style:style>
    <style:style style:name="T25" style:family="text">
      <style:text-properties fo:color="#b389c5" style:font-name="JetBrains Mono" fo:font-size="10pt" fo:language="en" fo:country="US" fo:font-weight="bold" style:font-size-asian="10pt" style:font-weight-asian="bold" style:font-size-complex="10pt" style:font-weight-complex="bold"/>
    </style:style>
    <style:style style:name="T26" style:family="text">
      <style:text-properties fo:color="#6a8759"/>
    </style:style>
    <style:style style:name="T27" style:family="text">
      <style:text-properties fo:color="#6a8759" fo:language="en" fo:country="US"/>
    </style:style>
    <style:style style:name="T28" style:family="text">
      <style:text-properties fo:color="#6a8759" style:font-name="JetBrains Mono" fo:font-size="10pt" fo:language="en" fo:country="US" fo:font-weight="bold" style:font-size-asian="10pt" style:font-weight-asian="bold" style:font-size-complex="10pt" style:font-weight-complex="bold"/>
    </style:style>
    <style:style style:name="T29" style:family="text">
      <style:text-properties fo:color="#6a8759" style:font-name="JetBrains Mono" fo:font-size="9.80000019073486pt"/>
    </style:style>
    <style:style style:name="T30" style:family="text">
      <style:text-properties fo:color="#808080"/>
    </style:style>
    <style:style style:name="T31" style:family="text">
      <style:text-properties fo:color="#808080" style:font-name="JetBrains Mono" fo:font-size="9.80000019073486pt"/>
    </style:style>
    <style:style style:name="T32" style:family="text">
      <style:text-properties fo:color="#808080" fo:language="en" fo:country="US"/>
    </style:style>
    <style:style style:name="T33" style:family="text">
      <style:text-properties fo:color="#bbb529"/>
    </style:style>
    <style:style style:name="T34" style:family="text">
      <style:text-properties fo:color="#bbb529" style:font-name="JetBrains Mono" fo:font-size="9.80000019073486pt" fo:language="en" fo:country="US" fo:font-weight="bold" style:font-size-asian="14pt" style:font-weight-asian="bold" style:font-size-complex="14pt" style:font-weight-complex="bold"/>
    </style:style>
    <style:style style:name="T35" style:family="text">
      <style:text-properties fo:font-variant="normal" fo:text-transform="none" fo:color="#000099" style:font-name="Roboto" fo:font-size="14pt" fo:letter-spacing="normal" fo:language="en" fo:country="US" fo:font-style="normal" fo:font-weight="bold" style:font-size-asian="14pt" style:font-weight-asian="bold" style:font-size-complex="14pt" style:font-weight-complex="bold"/>
    </style:style>
    <style:style style:name="T36" style:family="text">
      <style:text-properties fo:font-variant="normal" fo:text-transform="none" fo:color="#000099" style:font-name="Roboto" fo:font-size="14pt" fo:letter-spacing="normal" fo:language="en" fo:country="US" fo:font-style="normal" fo:font-weight="normal" style:font-size-asian="14pt" style:font-weight-asian="bold" style:font-size-complex="14pt" style:font-weight-complex="bold"/>
    </style:style>
    <style:style style:name="T37" style:family="text">
      <style:text-properties fo:font-variant="normal" fo:text-transform="none" fo:color="#000099" style:font-name="Roboto" fo:font-size="12pt" fo:letter-spacing="normal" fo:language="en" fo:country="US" fo:font-style="normal" fo:font-weight="normal" style:font-size-asian="12pt" style:font-weight-asian="bold" style:font-size-complex="12pt" style:font-weight-complex="bold"/>
    </style:style>
    <style:style style:name="T38" style:family="text">
      <style:text-properties fo:font-variant="normal" fo:text-transform="none" fo:color="#000099" style:font-name="Roboto" fo:font-size="13pt" fo:letter-spacing="normal" fo:language="en" fo:country="US" fo:font-style="normal" fo:font-weight="normal" style:font-size-asian="13pt" style:font-weight-asian="bold" style:font-size-complex="13pt" style:font-weight-complex="bold"/>
    </style:style>
    <style:style style:name="T39" style:family="text">
      <style:text-properties fo:font-variant="normal" fo:text-transform="none" fo:color="#000099" style:font-name="Roboto" fo:font-size="13pt" fo:letter-spacing="normal" fo:language="en" fo:country="US" fo:font-style="normal" fo:font-weight="bold" style:font-size-asian="13pt" style:font-weight-asian="bold" style:font-size-complex="13pt" style:font-weight-complex="bold"/>
    </style:style>
    <style:style style:name="T40" style:family="text">
      <style:text-properties fo:font-variant="normal" fo:text-transform="none" fo:color="#000099" style:font-name="Roboto" fo:letter-spacing="normal" fo:language="en" fo:country="US" fo:font-style="normal" fo:font-weight="normal" style:font-weight-asian="bold" style:font-weight-complex="bold"/>
    </style:style>
    <style:style style:name="T41" style:family="text">
      <style:text-properties fo:font-variant="normal" fo:text-transform="none" fo:color="#000099" style:font-name="Roboto" fo:letter-spacing="normal" fo:language="en" fo:country="US" fo:font-style="normal" fo:font-weight="normal" style:font-weight-asian="normal" style:font-weight-complex="normal"/>
    </style:style>
    <style:style style:name="T42" style:family="text">
      <style:text-properties fo:font-variant="normal" fo:text-transform="none" fo:color="#000099" style:font-name="Roboto" fo:letter-spacing="normal" fo:language="en" fo:country="US" fo:font-style="normal" fo:font-weight="bold" style:font-weight-asian="bold" style:font-weight-complex="bold"/>
    </style:style>
    <style:style style:name="T43" style:family="text">
      <style:text-properties fo:font-variant="normal" fo:text-transform="none" fo:color="#000099" style:font-name="Roboto" fo:letter-spacing="normal" fo:language="en" fo:country="US"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fo:font-variant="normal" fo:text-transform="none" fo:color="#66cc00" style:font-name="Roboto" fo:font-size="13pt" fo:letter-spacing="normal" fo:language="en" fo:country="US" fo:font-style="normal" fo:font-weight="bold" style:font-size-asian="13pt" style:font-weight-asian="bold" style:font-size-complex="13pt" style:font-weight-complex="bold"/>
    </style:style>
    <style:style style:name="T45" style:family="text">
      <style:text-properties fo:font-variant="normal" fo:text-transform="none" fo:color="#ff0000" style:font-name="Roboto" fo:font-size="13pt" fo:letter-spacing="normal" fo:language="en" fo:country="US" fo:font-style="normal" fo:font-weight="normal" style:font-size-asian="13pt" style:font-weight-asian="bold" style:font-size-complex="13pt" style:font-weight-complex="bold"/>
    </style:style>
    <style:style style:name="T46" style:family="text">
      <style:text-properties fo:font-variant="normal" fo:text-transform="none" fo:color="#ff0000" style:font-name="Roboto" fo:letter-spacing="normal" fo:language="en" fo:country="US" fo:font-style="normal" fo:font-weight="normal" style:font-weight-asian="bold" style:font-weight-complex="bold"/>
    </style:style>
    <style:style style:name="T47" style:family="text">
      <style:text-properties fo:font-variant="normal" fo:text-transform="none" fo:color="#00cc33" style:font-name="Roboto" fo:font-size="22pt" fo:letter-spacing="normal" fo:language="en" fo:country="US" fo:font-style="normal" fo:font-weight="bold" style:font-size-asian="22pt" style:font-weight-asian="bold" style:font-size-complex="22pt" style:font-weight-complex="bold"/>
    </style:style>
    <style:style style:name="T48" style:family="text">
      <style:text-properties fo:font-variant="normal" fo:text-transform="none" fo:color="#00cc33" style:font-name="Roboto" fo:font-size="16pt" fo:letter-spacing="normal" fo:language="en" fo:country="US" fo:font-style="normal" fo:font-weight="bold" style:font-size-asian="16pt" style:font-weight-asian="bold" style:font-size-complex="16pt" style:font-weight-complex="bold"/>
    </style:style>
    <style:style style:name="T49" style:family="text">
      <style:text-properties fo:font-variant="normal" fo:text-transform="none" fo:color="#00cc33" style:font-name="JetBrains Mono" fo:font-size="16pt" fo:letter-spacing="normal" fo:language="en" fo:country="US" fo:font-style="normal" fo:font-weight="bold" style:font-size-asian="16pt" style:font-weight-asian="bold" style:font-size-complex="16pt" style:font-weight-complex="bold"/>
    </style:style>
    <style:style style:name="T50" style:family="text">
      <style:text-properties fo:font-variant="normal" fo:text-transform="none" fo:color="#6666ff" style:font-name="Roboto" fo:letter-spacing="normal" fo:language="en" fo:country="US" fo:font-style="normal" fo:font-weight="normal" style:font-weight-asian="bold" style:font-weight-complex="bold"/>
    </style:style>
    <style:style style:name="T51" style:family="text">
      <style:text-properties fo:font-variant="normal" fo:text-transform="none" fo:color="#0000ff" style:font-name="Roboto" fo:letter-spacing="normal" fo:language="en" fo:country="US" fo:font-style="normal" fo:font-weight="normal" style:font-weight-asian="bold" style:font-weight-complex="bold"/>
    </style:style>
    <style:style style:name="T52" style:family="text">
      <style:text-properties fo:font-variant="normal" fo:text-transform="none" fo:color="#0000ff" style:font-name="Roboto" fo:letter-spacing="normal" fo:language="en" fo:country="US" fo:font-style="italic" fo:font-weight="normal" style:font-style-asian="italic" style:font-weight-asian="bold" style:font-style-complex="italic" style:font-weight-complex="bold"/>
    </style:style>
    <style:style style:name="T53" style:family="text">
      <style:text-properties fo:font-variant="normal" fo:text-transform="none" fo:color="#0000ff" style:font-name="Roboto" fo:font-size="13pt" fo:letter-spacing="normal" fo:language="en" fo:country="US" fo:font-style="normal" fo:font-weight="normal" style:font-size-asian="13pt" style:font-weight-asian="bold" style:font-size-complex="13pt" style:font-weight-complex="bold"/>
    </style:style>
    <style:style style:name="T54" style:family="text">
      <style:text-properties fo:font-variant="normal" fo:text-transform="none" fo:color="#006600" style:font-name="Roboto" fo:letter-spacing="normal" fo:language="en" fo:country="US" fo:font-style="normal" fo:font-weight="normal" style:font-weight-asian="normal" style:font-weight-complex="normal"/>
    </style:style>
    <style:style style:name="T55" style:family="text">
      <style:text-properties fo:font-variant="normal" fo:text-transform="none" fo:letter-spacing="normal" fo:language="en" fo:country="US" fo:font-style="normal" fo:font-weight="bold" style:font-weight-asian="bold" style:font-weight-complex="bold"/>
    </style:style>
    <style:style style:name="T56" style:family="text">
      <style:text-properties fo:font-variant="normal" fo:text-transform="none" style:font-name="JetBrains Mono" fo:letter-spacing="normal" fo:font-style="normal"/>
    </style:style>
    <style:style style:name="T57" style:family="text">
      <style:text-properties fo:font-variant="normal" fo:text-transform="none" style:font-name="JetBrains Mono" fo:letter-spacing="normal" fo:font-style="normal" fo:font-weight="normal" style:font-weight-asian="normal" style:font-weight-complex="normal"/>
    </style:style>
    <style:style style:name="T58" style:family="text">
      <style:text-properties fo:font-variant="normal" fo:text-transform="none" style:font-name="JetBrains Mono" fo:font-size="12pt" fo:letter-spacing="normal" fo:font-style="normal" fo:font-weight="normal" style:font-size-asian="12pt" style:font-weight-asian="normal" style:font-size-complex="12pt" style:font-weight-complex="normal"/>
    </style:style>
    <style:style style:name="T59" style:family="text">
      <style:text-properties fo:font-variant="normal" fo:text-transform="none" style:font-name="JetBrains Mono" fo:font-size="12pt" fo:letter-spacing="normal" fo:font-style="normal" style:font-size-asian="12pt" style:font-size-complex="12pt"/>
    </style:style>
    <style:style style:name="T60" style:family="text">
      <style:text-properties fo:font-variant="normal" fo:text-transform="none" style:font-name="JetBrains Mono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1" style:family="text">
      <style:text-properties fo:font-variant="normal" fo:text-transform="none" fo:color="#ff3333" style:font-name="JetBrains Mono" fo:font-size="12pt" fo:letter-spacing="normal" fo:font-style="normal" style:font-size-asian="12pt" style:font-size-complex="12pt"/>
    </style:style>
    <style:style style:name="T62" style:family="text">
      <style:text-properties fo:font-variant="normal" fo:text-transform="none" fo:color="#333333" style:font-name="JetBrains Mono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63" style:family="text">
      <style:text-properties fo:font-variant="normal" fo:text-transform="none" fo:color="#333333" style:font-name="JetBrains Mono" fo:font-size="12pt" fo:letter-spacing="normal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4" style:family="text">
      <style:text-properties fo:font-variant="normal" fo:text-transform="none" fo:color="#333333" style:font-name="JetBrains Mono" fo:font-size="12pt" fo:letter-spacing="normal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5" style:family="text">
      <style:text-properties fo:font-variant="normal" fo:text-transform="none" fo:color="#333333" style:font-name="JetBrains Mono" fo:font-size="14pt" fo:letter-spacing="normal" fo:language="en" fo:country="US" fo:font-style="normal" fo:font-weight="bold" style:font-size-asian="14pt" style:font-weight-asian="bold" style:font-size-complex="14pt" style:font-weight-complex="bold"/>
    </style:style>
    <style:style style:name="T66" style:family="text">
      <style:text-properties fo:font-variant="normal" fo:text-transform="none" fo:color="#333333" style:font-name="inter-regular" fo:font-size="12pt" fo:letter-spacing="normal" fo:font-style="normal" fo:font-weight="normal" style:font-weight-asian="normal" style:font-weight-complex="normal"/>
    </style:style>
    <style:style style:name="T67" style:family="text">
      <style:text-properties fo:font-variant="normal" fo:text-transform="none" fo:color="#333333" style:font-name="inter-regular" fo:font-size="12pt" fo:letter-spacing="normal" fo:font-style="normal" fo:font-weight="bold" style:font-weight-asian="bold" style:font-weight-complex="bold"/>
    </style:style>
    <style:style style:name="T68" style:family="text">
      <style:text-properties fo:font-variant="normal" fo:text-transform="none" fo:color="#333333" style:font-name="inter-regular" fo:font-size="12pt" fo:letter-spacing="normal" fo:font-style="italic" fo:font-weight="bold" style:font-style-asian="italic" style:font-weight-asian="bold" style:font-style-complex="italic" style:font-weight-complex="bold"/>
    </style:style>
    <style:style style:name="T69" style:family="text">
      <style:text-properties fo:font-variant="normal" fo:text-transform="none" fo:color="#660033" style:font-name="sans-serif" fo:font-size="10.5pt" fo:letter-spacing="normal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T70" style:family="text">
      <style:text-properties fo:font-variant="normal" fo:text-transform="none" fo:color="#660033" style:font-name="sans-serif" fo:font-size="10.5pt" fo:letter-spacing="normal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T71" style:family="text">
      <style:text-properties fo:font-variant="normal" fo:text-transform="none" fo:color="#660033" style:font-name="JetBrains Mono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2" style:family="text">
      <style:text-properties fo:font-variant="normal" fo:text-transform="none" fo:color="#660033" style:font-name="JetBrains Mono" fo:font-size="12pt" fo:letter-spacing="normal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3" style:family="text">
      <style:text-properties fo:font-variant="normal" fo:text-transform="none" fo:color="#660033" style:font-name="JetBrains Mono" fo:font-size="12pt" fo:letter-spacing="normal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4" style:family="text">
      <style:text-properties fo:font-variant="normal" fo:text-transform="none" fo:color="#660033" style:text-line-through-style="none" style:font-name="sans-serif" fo:font-size="10.5pt" fo:letter-spacing="normal" fo:language="en" fo:country="US" fo:font-style="normal" style:text-underline-style="none" fo:font-weight="normal" style:text-blinking="false" fo:background-color="#ffffff" style:font-size-asian="12pt" style:font-style-asian="italic" style:font-weight-asian="normal" style:font-size-complex="12pt" style:font-style-complex="italic" style:font-weight-complex="normal"/>
    </style:style>
    <style:style style:name="T75" style:family="text">
      <style:text-properties fo:font-variant="normal" fo:text-transform="none" fo:color="#00cc00" style:font-name="JetBrains Mono" fo:font-size="12pt" fo:letter-spacing="normal" fo:font-style="normal" style:font-size-asian="12pt" style:font-size-complex="12pt"/>
    </style:style>
    <style:style style:name="T76" style:family="text">
      <style:text-properties fo:font-variant="normal" fo:text-transform="none" fo:color="#00cc00" style:font-name="JetBrains Mono" fo:font-size="12pt" fo:letter-spacing="normal" fo:font-style="normal" fo:font-weight="normal" style:font-size-asian="12pt" style:font-weight-asian="normal" style:font-size-complex="12pt" style:font-weight-complex="normal"/>
    </style:style>
    <style:style style:name="T77" style:family="text">
      <style:text-properties fo:color="#0000ff" fo:font-size="13pt" fo:language="en" fo:country="US" fo:font-weight="normal" style:font-size-asian="13pt" style:font-weight-asian="normal" style:font-size-complex="13pt" style:font-weight-complex="normal"/>
    </style:style>
    <style:style style:name="T78" style:family="text">
      <style:text-properties fo:color="#0000ff" fo:font-size="16pt" fo:language="en" fo:country="US" fo:font-weight="bold" style:font-size-asian="16pt" style:font-weight-asian="bold" style:font-size-complex="16pt" style:font-weight-complex="bold"/>
    </style:style>
    <style:style style:name="T79" style:family="text">
      <style:text-properties fo:color="#00cc00"/>
    </style:style>
    <style:style style:name="T80" style:family="text">
      <style:text-properties fo:color="#ffd320"/>
    </style:style>
    <style:style style:name="T81" style:family="text">
      <style:text-properties fo:color="#a9b7c6"/>
    </style:style>
    <style:style style:name="T82" style:family="text">
      <style:text-properties fo:color="#a9b7c6" fo:language="en" fo:country="US"/>
    </style:style>
    <style:style style:name="T83" style:family="text">
      <style:text-properties fo:color="#ffccff"/>
    </style:style>
    <style:style style:name="T84" style:family="text">
      <style:text-properties fo:color="#ccffcc"/>
    </style:style>
    <style:style style:name="T85" style:family="text">
      <style:text-properties fo:color="#ccffcc" fo:language="en" fo:country="US"/>
    </style:style>
    <style:style style:name="T86" style:family="text">
      <style:text-properties fo:color="#ff33ff"/>
    </style:style>
    <style:style style:name="T87" style:family="text">
      <style:text-properties fo:color="#eeeeee"/>
    </style:style>
    <style:style style:name="T88" style:family="text">
      <style:text-properties fo:color="#eeeeee" fo:language="en" fo:country="US"/>
    </style:style>
    <style:style style:name="T89" style:family="text">
      <style:text-properties fo:color="#00ffff"/>
    </style:style>
    <style:style style:name="T90" style:family="text">
      <style:text-properties fo:color="#00ffff" fo:font-size="12pt" style:font-size-asian="12pt" style:font-size-complex="12pt"/>
    </style:style>
    <style:style style:name="T91" style:family="text">
      <style:text-properties fo:color="#00ffff" fo:font-size="12pt" fo:language="bg" fo:country="BG" style:font-size-asian="12pt" style:font-size-complex="12pt"/>
    </style:style>
    <style:style style:name="T92" style:family="text">
      <style:text-properties fo:color="#00ffff" fo:font-size="12pt" fo:language="en" fo:country="US" style:font-size-asian="12pt" style:font-size-complex="12pt"/>
    </style:style>
    <style:style style:name="T93" style:family="text">
      <style:text-properties fo:color="#d0d0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3"/></text:p>
      <text:p text:style-name="Standard"><text:span text:style-name="T1"><text:s text:c="50"/></text:span><text:span text:style-name="T2">Spring Boot </text:span></text:p>
      <text:p text:style-name="P7"/>
      <text:p text:style-name="Standard"><text:span text:style-name="T2"><text:s/>* </text:span><text:span text:style-name="T3">Spring inteview questions: </text:span><text:span text:style-name="T77">https://www.interviewbit.com/spring-interview-questions/#what-is-spring-mvc-framewo</text:span><text:span text:style-name="T78">rk</text:span></text:p>
      <text:p text:style-name="Standard"><text:span text:style-name="T2"><text:s/>* </text:span><text:span text:style-name="T3">Spring Microservices patterns:</text:span></text:p>
      <text:p text:style-name="Standard"><text:span text:style-name="T6"><text:s text:c="12"/>Server discovery</text:span><text:span text:style-name="T8">(eureka)</text:span><text:span text:style-name="T34">@EnableEurekaClient/Service,@LoadBalanced</text:span></text:p>
      <text:p text:style-name="P11"/>
      <text:p text:style-name="Standard"><text:span text:style-name="T35"><text:s text:c="11"/>Fault tolerance –</text:span><text:span text:style-name="T36"> </text:span><text:span text:style-name="T37">what tolerance our system have if some <text:s/>microservice is down. <text:s text:c="2"/></text:span></text:p>
      <text:p text:style-name="P12"/>
      <text:p text:style-name="Standard"><text:span text:style-name="T36"><text:s text:c="11"/></text:span><text:span text:style-name="T35">Resilience</text:span><text:span text:style-name="T36"> -</text:span><text:span text:style-name="T37"> </text:span><text:a xlink:type="simple" xlink:href="https://medium.com/aspnetrun/microservices-resilience-" text:style-name="Internet_20_link" text:visited-style-name="Visited_20_Internet_20_Link">https://medium.com/aspnetrun/microservices-resilience-</text:a><text:span text:style-name="T37"> <text:s/>and-fault-tolerance-with-applying-retry-and-circuit-breaker-patterns-c32e518db990</text:span></text:p>
      <text:p text:style-name="P13"><text:s text:c="13"/></text:p>
      <text:p text:style-name="Standard"><text:span text:style-name="T47"><text:s/>*</text:span><text:span text:style-name="T48"> <text:s/>Issues with micro-services:</text:span></text:p>
      <text:p text:style-name="P13"><text:s text:c="4"/></text:p>
      <text:p text:style-name="Standard"><text:span text:style-name="T38"><text:s text:c="16"/>- What happens of some of microservices </text:span><text:span text:style-name="T45">fail</text:span><text:span text:style-name="T38">: </text:span><text:span text:style-name="T44">Solution</text:span><text:span text:style-name="T38"> Need </text:span><text:span text:style-name="T39">more</text:span></text:p>
      <text:p text:style-name="P14"><text:s text:c="9"/>that one instance.</text:p>
      <text:p text:style-name="P8"/>
      <text:p text:style-name="P8"><text:span text:style-name="T40"><text:s text:c="14"/>- What if microservice is </text:span><text:span text:style-name="T46">slow</text:span><text:span text:style-name="T50">: <text:s/></text:span><text:span text:style-name="T51">All depending microservices are</text:span><text:span text:style-name="T46"> slow </text:span><text:span text:style-name="T51">too.</text:span></text:p>
      <text:p text:style-name="P8"><text:span text:style-name="T51"><text:s text:c="3"/>We also can have </text:span><text:span text:style-name="T46">multi treating</text:span><text:span text:style-name="T51"> issue with others(</text:span><text:span text:style-name="T52">non depending <text:s/>microservices</text:span><text:span text:style-name="T51">):</text:span></text:p>
      <text:p text:style-name="P17"><text:s text:c="3"/>We can reached maximum treads for slower microservice becoause they all </text:p>
      <text:p text:style-name="P17"><text:s text:c="3"/>waiting, and apache cant create new thread for the nomral microserice beacouse</text:p>
      <text:p text:style-name="Standard"><text:span text:style-name="T53"><text:s text:c="3"/>all threads are created and waiting. </text:span><text:span text:style-name="T44">Solution</text:span><text:span text:style-name="T38"> set timeout(not recommending) or <text:s/></text:span></text:p>
      <text:p text:style-name="Standard"><text:span text:style-name="T38"><text:s text:c="3"/>implementing </text:span><text:span text:style-name="T42">circuit breaker pattern( </text:span><text:span text:style-name="T41">de</text:span><text:span text:style-name="T43">tect something is wrong, temporary break the</text:span></text:p>
      <text:p text:style-name="Standard"><text:span text:style-name="T43"><text:s text:c="3"/>circuit and resume it back if everything work</text:span><text:span text:style-name="T42"> ). <text:s/></text:span><text:span text:style-name="T38"><text:s/></text:span><text:span text:style-name="T39">C</text:span><text:span text:style-name="T42">ircuit breaker</text:span><text:span text:style-name="T41"> </text:span><text:span text:style-name="T42">parameters: </text:span><text:span text:style-name="T41">Last n </text:span></text:p>
      <text:p text:style-name="P15"><text:s text:c="3"/>request, <text:s/>how many of those should be fail, time duration, how long after break to try</text:p>
      <text:p text:style-name="Standard"><text:span text:style-name="T41"><text:s text:c="3"/>again.</text:span><text:span text:style-name="T54"> What to send to customer when the micro-service is down?</text:span><text:span text:style-name="T41"> Need to use</text:span></text:p>
      <text:p text:style-name="Standard"><text:span text:style-name="T41"><text:s text:c="3"/></text:span><text:span text:style-name="T42">fallback</text:span><text:span text:style-name="T41">:save previous respond(cache) and use it when is possible.</text:span></text:p>
      <text:p text:style-name="P16"><text:s text:c="7"/></text:p>
      <text:p text:style-name="P16"><text:s text:c="3"/></text:p>
      <text:p text:style-name="P10"/>
      <text:p text:style-name="Standard"><text:span text:style-name="T2"><text:s text:c="2"/>* </text:span><text:span text:style-name="T3">Communication between Api in microservices:</text:span></text:p>
      <text:list xml:id="list3281166838934874466" text:style-name="L1">
        <text:list-item>
          <text:p text:style-name="P45"><text:s text:c="4"/>Rest Template: </text:p>
        </text:list-item>
        <text:list-item>
          <text:p text:style-name="P52"><text:span text:style-name="T5">RestTemplate restTemplate = </text:span><text:span text:style-name="T14">new </text:span><text:span text:style-name="T5">RestTemplate()</text:span><text:span text:style-name="T14">;</text:span></text:p>
        </text:list-item>
        <text:list-item>
          <text:p text:style-name="P51"><text:span text:style-name="T12">Movie movie = </text:span><text:span text:style-name="T25">restTemplate</text:span><text:span text:style-name="T12">.getForObject(</text:span><text:span text:style-name="T28">"http://localhost:8001/movie/"</text:span><text:span text:style-name="T12">+ r.getMovieId(), Movie.class);</text:span></text:p>
        </text:list-item>
        <text:list-item>
          <text:p text:style-name="P45"><text:s text:c="5"/>Web Client: <text:span text:style-name="T7">Reactive programming is needed.</text:span></text:p>
        </text:list-item>
      </text:list>
      <text:p text:style-name="P32">Movie movie = <text:span text:style-name="T15">webClientBuilder</text:span>.build()</text:p>
      <text:p text:style-name="P31"><text:s text:c="8"/><text:span text:style-name="T19">.get() </text:span><text:span text:style-name="T31">//HTTP Method (GET, Post...)</text:span></text:p>
      <text:p text:style-name="P31"><text:span text:style-name="T30"><text:s text:c="8"/></text:span><text:span text:style-name="T19">.uri(</text:span><text:span text:style-name="T29">"http://localhost:8001/movie/" </text:span><text:span text:style-name="T19">+ r.getMovieId())</text:span></text:p>
      <text:p text:style-name="P31"><text:s text:c="8"/><text:span text:style-name="T19">.retrieve()</text:span></text:p>
      <text:p text:style-name="P31"><text:s text:c="8"/><text:span text:style-name="T19">.bodyToMono(Movie.</text:span><text:span text:style-name="T11">class</text:span><text:span text:style-name="T19">) </text:span><text:span text:style-name="T31">//When data is come back convert it to Movie.class</text:span></text:p>
      <text:p text:style-name="P29"><text:span text:style-name="T30"><text:s text:c="8"/></text:span><text:span text:style-name="T19">.block()</text:span><text:span text:style-name="T11">;</text:span></text:p>
      <text:list xml:id="list40592345" text:continue-numbering="true" text:style-name="L1">
        <text:list-item>
          <text:p text:style-name="P46"><text:soft-page-break/></text:p>
        </text:list-item>
      </text:list>
      <text:p text:style-name="Standard"/>
      <text:p text:style-name="P3"/>
      <text:p text:style-name="P5">* Injecting object in Spring:</text:p>
      <text:list xml:id="list1287494284397204816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7">Field injection: @Autowired</text:p>
                        </text:list-item>
                        <text:list-item>
                          <text:p text:style-name="P47">Constructor injection (normally adding object via constr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span text:style-name="T4"><text:s text:c="8"/></text:span><text:span text:style-name="T5">Major advance of constructor injection is that: allow the bean to be</text:span></text:p>
      <text:p text:style-name="P1"><text:span text:style-name="T5"><text:s text:c="10"/>immutable since we define the</text:span><text:span text:style-name="T9"> property as</text:span><text:span text:style-name="T5"> </text:span><text:span text:style-name="T9">final. </text:span><text:span text:style-name="T5">(Thread save).</text:span></text:p>
      <text:p text:style-name="P1"><text:span text:style-name="T5"><text:s text:c="8"/>Also </text:span><text:span text:style-name="T9">constructor injection not use reflection</text:span><text:span text:style-name="T5">! And app runs faster. <text:s text:c="4"/></text:span></text:p>
      <text:p text:style-name="P42"/>
      <text:p text:style-name="P2">constructor injection:</text:p>
      <text:p text:style-name="P32"><text:span text:style-name="T10">private </text:span><text:span text:style-name="T24">final</text:span><text:span text:style-name="T10"> </text:span>TwitterToKafkaServiceConfigData <text:span text:style-name="T15">twitterConfigData</text:span><text:span text:style-name="T10">;</text:span></text:p>
      <text:p text:style-name="P32"><text:span text:style-name="T10">public </text:span><text:span text:style-name="T17">TwitterToKafkaServiceApplication </text:span>(<text:span text:style-name="T24">TwitterToKafkaServiceConfigData configData</text:span>){</text:p>
      <text:p text:style-name="P31"><text:s text:c="4"/><text:span text:style-name="T11">this</text:span><text:span text:style-name="T19">.</text:span><text:span text:style-name="T16">twitterConfigData </text:span><text:span text:style-name="T19">= configData</text:span><text:span text:style-name="T11">;</text:span></text:p>
      <text:p text:style-name="P30">}</text:p>
      <text:p text:style-name="P43"/>
      <text:p text:style-name="P6"><text:s text:c="14"/>Annotations</text:p>
      <text:p text:style-name="P6"/>
      <text:p text:style-name="P30"><text:span text:style-name="T33">@Value</text:span>(<text:span text:style-name="T26">"${api.key}"</text:span>) –<text:span text:style-name="T1"> Extract value(info) from application.properties file : <text:s/></text:span><text:span text:style-name="T13">api.key</text:span><text:span text:style-name="T32">=</text:span><text:span text:style-name="T27">e53c8af75a46792e00e0a765260f1abe</text:span></text:p>
      <text:p text:style-name="P16"><text:s text:c="27"/></text:p>
      <text:p text:style-name="P16"/>
      <text:p text:style-name="P16"/>
      <text:p text:style-name="P16"/>
      <text:p text:style-name="P4"><text:span text:style-name="T55"><text:s text:c="35"/></text:span><text:span text:style-name="T49">Databases Frameworks</text:span></text:p>
      <text:p text:style-name="P19"/>
      <text:p text:style-name="P25"><text:span text:style-name="T56"><text:s/>*ORM: </text:span><text:span text:style-name="T57">Object Relational Mapping </text:span><text:span text:style-name="T58">is a process of persisting <text:s text:c="2"/></text:span></text:p>
      <text:p text:style-name="P20">any Java object to Database table.</text:p>
      <text:p text:style-name="P20"/>
      <text:p text:style-name="Standard"><text:span text:style-name="T62"><text:s/></text:span><text:span text:style-name="T65">*JDBC:</text:span><text:span text:style-name="T66">Java Database Connectivity. JDBC is a Java API </text:span><text:span text:style-name="T67">to connect and execute the query with the database</text:span><text:span text:style-name="T66">. It is a </text:span><text:span text:style-name="T68">part of JavaSE (Java Standard Edition)</text:span><text:span text:style-name="T66">. JDBC API uses JDBC drivers to connect with the database. </text:span></text:p>
      <text:p text:style-name="P20"/>
      <text:p text:style-name="P25"><text:span text:style-name="T59"><text:s/></text:span><text:span text:style-name="T56">*JPA:</text:span><text:span text:style-name="T58"> Java Persisting API provides </text:span><text:span text:style-name="T61">specification</text:span><text:span text:style-name="T58"> for persisting, reading and managing data from Java object to Relational DB table.</text:span></text:p>
      <text:p text:style-name="Standard"><text:span text:style-name="T62">JPA is like interface </text:span><text:span text:style-name="T63">(provides specification and guidelines)</text:span><text:span text:style-name="T62"> and Hibirnate is one implementation. Operates with </text:span><text:span text:style-name="T63">POJO </text:span><text:span text:style-name="T64">(</text:span><text:span text:style-name="T69">plain old Java object</text:span><text:span text:style-name="T71"> </text:span><text:span text:style-name="T72">(</text:span><text:span text:style-name="T69">POJO) is an ordinary java </text:span><text:a xlink:type="simple" xlink:href="https://en.wikipedia.org/wiki/Object_(computer_science)" text:style-name="Internet_20_link" text:visited-style-name="Visited_20_Internet_20_Link"><text:span text:style-name="T74">object</text:span></text:a><text:span text:style-name="T69">, </text:span><text:span text:style-name="T70">not bound by any special restriction</text:span><text:span text:style-name="T73">)</text:span><text:span text:style-name="T62"> entities with annotations or xml.</text:span></text:p>
      <text:p text:style-name="P20"/>
      <text:p text:style-name="P25"><text:span text:style-name="T56">*Hibernate</text:span><text:span text:style-name="T58">: Is a Object Relational Mapping Tool that provides </text:span><text:span text:style-name="T61">implementation</text:span><text:span text:style-name="T58"> of JPA</text:span></text:p>
      <text:p text:style-name="P20"/>
      <text:p text:style-name="P25"><text:span text:style-name="T59">*Spring Data API</text:span><text:span text:style-name="T58">: Is a part from Spring Framework and provides abstraction with Spring Data repository. Is not JPA provider! </text:span><text:span text:style-name="T59">Is a library/ framework that adds extra layer of abstraction on top of our JPA provider(like Hibernate).</text:span><text:span text:style-name="T58">Provide solution for GenericDAO </text:span><text:soft-page-break/><text:span text:style-name="T58">custom implementation and generate JPA queries from Java name conversion.</text:span></text:p>
      <text:p text:style-name="P25"/>
      <text:list xml:id="list6745410072218389950" text:style-name="L3">
        <text:list-item>
          <text:p text:style-name="P48"><text:s text:c="12"/>Table Relations</text:p>
        </text:list-item>
      </text:list>
      <text:p text:style-name="P21"/>
      <text:p text:style-name="P27"><text:span text:style-name="T59">Many-To-Many </text:span><text:span text:style-name="T60">(bidirectional)</text:span></text:p>
      <text:p text:style-name="P21"><text:s text:c="4"/></text:p>
      <text:p text:style-name="P33"><text:span text:style-name="T80">@Entity</text:span><text:span text:style-name="T81">(name = "authors" </text:span></text:p>
      <text:p text:style-name="P33"><text:span text:style-name="T81">public class </text:span><text:span text:style-name="T89">Author</text:span><text:span text:style-name="T81"> </text:span></text:p>
      <text:p text:style-name="P38"/>
      <text:p text:style-name="P33"><text:span text:style-name="T81"><text:s/></text:span><text:span text:style-name="T80">@ManyToMany</text:span><text:span text:style-name="T81">(</text:span><text:span text:style-name="T86">targetEntity = </text:span><text:span text:style-name="T89">Publication.class</text:span><text:span text:style-name="T81">)</text:span></text:p>
      <text:p text:style-name="P33"><text:span text:style-name="T81"><text:s/></text:span><text:span text:style-name="T80">@JoinTable</text:span><text:span text:style-name="T81">(name = "author_publication",</text:span></text:p>
      <text:p text:style-name="P33"><text:span text:style-name="T81"><text:s/></text:span><text:span text:style-name="T83">joinColumns</text:span><text:span text:style-name="T81"> = </text:span><text:span text:style-name="T80">@JoinColumn</text:span><text:span text:style-name="T81">(name = "</text:span><text:span text:style-name="T79">author_id</text:span><text:span text:style-name="T81">", referencedColumnName = "</text:span><text:span text:style-name="T79">id</text:span><text:span text:style-name="T81">"),</text:span></text:p>
      <text:p text:style-name="P33"><text:span text:style-name="T81"><text:s/></text:span><text:span text:style-name="T83">inverseJoinColumns</text:span><text:span text:style-name="T81"> =</text:span><text:span text:style-name="T80">@JoinColumn</text:span><text:span text:style-name="T81">(name = "</text:span><text:span text:style-name="T79">publication_id</text:span><text:span text:style-name="T81">",</text:span></text:p>
      <text:p text:style-name="P33"><text:span text:style-name="T81"><text:s/>referencedColumnName = "</text:span><text:span text:style-name="T79">id</text:span><text:span text:style-name="T81">"))</text:span></text:p>
      <text:p text:style-name="P33"><text:span text:style-name="T81">private List&lt;</text:span><text:span text:style-name="T89">Publication</text:span><text:span text:style-name="T81">&gt; </text:span><text:span text:style-name="T79">publications</text:span><text:span text:style-name="T81"> = new ArrayList&lt;Publication&gt;();</text:span></text:p>
      <text:p text:style-name="P36"/>
      <text:p text:style-name="P36">*************************************************************************</text:p>
      <text:p text:style-name="P36"/>
      <text:p text:style-name="P34"><text:span text:style-name="T80">@Entity</text:span><text:span text:style-name="T81">(name = "publications")</text:span></text:p>
      <text:p text:style-name="P34"><text:span text:style-name="T81">public class </text:span><text:span text:style-name="T89">Publication</text:span></text:p>
      <text:p text:style-name="P40"/>
      <text:p text:style-name="P33"><text:span text:style-name="T82"><text:s text:c="20"/></text:span><text:span text:style-name="T88">(Field in entity Author) <text:s/>(</text:span><text:span text:style-name="T87">Entity for the mapping</text:span><text:span text:style-name="T88">)</text:span><text:span text:style-name="T87"> </text:span><text:span text:style-name="T85"><text:s text:c="9"/></text:span></text:p>
      <text:p text:style-name="P34"><text:span text:style-name="T80">@ManyToMany</text:span><text:span text:style-name="T81">(mappedBy = </text:span><text:span text:style-name="T84">"</text:span><text:span text:style-name="T79">publications</text:span><text:span text:style-name="T84">"</text:span><text:span text:style-name="T81">, <text:s text:c="6"/></text:span><text:span text:style-name="T86">targetEntity = </text:span><text:span text:style-name="T89">Author.class</text:span><text:span text:style-name="T81">) </text:span></text:p>
      <text:p text:style-name="P34"><text:span text:style-name="T81">private List&lt;</text:span><text:span text:style-name="T89">Author</text:span><text:span text:style-name="T81">&gt; </text:span><text:span text:style-name="T79">authors</text:span></text:p>
      <text:p text:style-name="P39"/>
      <text:p text:style-name="P38"/>
      <text:p text:style-name="P22"/>
      <text:p text:style-name="P22"/>
      <text:p text:style-name="P27"><text:span text:style-name="T59">Many-To-One / One-To-Many </text:span><text:span text:style-name="T60">(bidirectional)</text:span></text:p>
      <text:p text:style-name="P21"><text:s text:c="4"/></text:p>
      <text:p text:style-name="P33"><text:span text:style-name="T81">@</text:span><text:span text:style-name="T80">Entity</text:span><text:span text:style-name="T81">(name = "publications")</text:span></text:p>
      <text:p text:style-name="P33"><text:span text:style-name="T81">public class </text:span><text:span text:style-name="T89">Publication</text:span><text:span text:style-name="T81">;</text:span></text:p>
      <text:p text:style-name="P38"/>
      <text:p text:style-name="P35">@ManyToOne()</text:p>
      <text:p text:style-name="P33"><text:span text:style-name="T80">@JoinColumn</text:span><text:span text:style-name="T81">(name = "publisher_id", referencedColumnName = "id")</text:span></text:p>
      <text:p text:style-name="P33"><text:span text:style-name="T81">private </text:span><text:span text:style-name="T89">User</text:span><text:span text:style-name="T81"> </text:span><text:span text:style-name="T79">publisher</text:span><text:span text:style-name="T81">;</text:span></text:p>
      <text:p text:style-name="P36"/>
      <text:p text:style-name="P36">*************************************************************************</text:p>
      <text:p text:style-name="P40"/>
      <text:p text:style-name="P34"><text:span text:style-name="T80">@Entity</text:span><text:span text:style-name="T81">(name = "users")</text:span></text:p>
      <text:p text:style-name="P34"><text:span text:style-name="T81">public class </text:span><text:span text:style-name="T89">User</text:span></text:p>
      <text:p text:style-name="P34"><text:span text:style-name="T87"><text:s text:c="24"/>(Entity for the mapping) <text:s/>(Field in entity </text:span><text:span text:style-name="T89">Publication</text:span><text:span text:style-name="T87">) <text:s/></text:span></text:p>
      <text:p text:style-name="P34"><text:span text:style-name="T80">@OneToMany</text:span><text:span text:style-name="T81">(targetEntity = </text:span><text:span text:style-name="T89">Publication.class</text:span><text:span text:style-name="T81">, <text:s text:c="7"/>mappedBy = "</text:span><text:span text:style-name="T79">publisher</text:span><text:span text:style-name="T81">")</text:span></text:p>
      <text:p text:style-name="P34"><text:span text:style-name="T81">private List&lt;</text:span><text:span text:style-name="T89">Publication</text:span><text:span text:style-name="T81">&gt; </text:span><text:span text:style-name="T79">publications</text:span><text:span text:style-name="T81">;</text:span></text:p>
      <text:p text:style-name="P37"/>
      <text:p text:style-name="P25"/>
      <text:p text:style-name="P23">ONE-TO-ONE </text:p>
      <text:p text:style-name="P21"><text:s text:c="4"/></text:p>
      <text:p text:style-name="P33"><text:span text:style-name="T33">@OneToOne</text:span><text:span text:style-name="T81">(</text:span><text:span text:style-name="T93">targetEntity </text:span><text:span text:style-name="T81">= BankAccount.</text:span><text:span text:style-name="T10">class, </text:span><text:span text:style-name="T93">mappedBy </text:span><text:span text:style-name="T81">= </text:span><text:span text:style-name="T26">"client"</text:span><text:span text:style-name="T81">)<text:line-break/></text:span><text:span text:style-name="T10">private </text:span><text:span text:style-name="T81">BankAccount </text:span><text:span text:style-name="T15">bankAccount</text:span><text:span text:style-name="T10">;</text:span></text:p>
      <text:p text:style-name="P26"/>
      <text:p text:style-name="P33"><text:span text:style-name="T33">@OneToOne</text:span><text:span text:style-name="T81">(</text:span><text:span text:style-name="T93">targetEntity </text:span><text:span text:style-name="T81">= Client.</text:span><text:span text:style-name="T10">class</text:span><text:span text:style-name="T81">)<text:line-break/></text:span><text:span text:style-name="T33">@JoinColumn</text:span><text:span text:style-name="T81">(</text:span><text:span text:style-name="T93">name </text:span><text:span text:style-name="T81">= </text:span><text:span text:style-name="T26">"client_id"</text:span><text:span text:style-name="T10">, </text:span><text:span text:style-name="T93">referencedColumnName </text:span><text:span text:style-name="T81">= </text:span><text:span text:style-name="T26">"id"</text:span><text:span text:style-name="T81">)<text:line-break/></text:span><text:span text:style-name="T10">private </text:span><text:span text:style-name="T81">Client </text:span><text:span text:style-name="T15">client</text:span><text:span text:style-name="T10">;</text:span></text:p>
      <text:p text:style-name="P41"/>
      <text:p text:style-name="P20"/>
      <text:p text:style-name="P20"/>
      <text:p text:style-name="P20"/>
      <text:p text:style-name="P25"><text:soft-page-break/><text:span text:style-name="T58"><text:s text:c="20"/></text:span><text:span text:style-name="T76"><text:s/></text:span></text:p>
      <text:p text:style-name="P25"><text:span text:style-name="T76"><text:s text:c="18"/></text:span><text:span text:style-name="T75">Manipulation Data Syntax</text:span><text:span text:style-name="T59"> </text:span><text:span text:style-name="T58"><text:s text:c="25"/></text:span></text:p>
      <text:p text:style-name="P9"/>
      <text:p text:style-name="P28">-Using HIBIRNATE Session Factory</text:p>
      <text:p text:style-name="P33"><text:span text:style-name="T81"><text:s/></text:span><text:span text:style-name="T89">Configuration</text:span><text:span text:style-name="T81"> cfg = new Configuration();</text:span></text:p>
      <text:p text:style-name="P38"><text:s/>cfg.configure();</text:p>
      <text:p text:style-name="P33"><text:span text:style-name="T81"><text:s/></text:span><text:span text:style-name="T89">SessionFactory</text:span><text:span text:style-name="T81"> sessionFactory = cfg.buildSessionFactory();</text:span></text:p>
      <text:p text:style-name="P33"><text:span text:style-name="T81"><text:s/></text:span><text:span text:style-name="T89">Session</text:span><text:span text:style-name="T81"> session = sessionFactory.openSession();</text:span></text:p>
      <text:p text:style-name="P33"><text:span text:style-name="T81"><text:s/></text:span><text:span text:style-name="T89">session.beginTransaction();</text:span></text:p>
      <text:p text:style-name="P38"/>
      <text:p text:style-name="P38"><text:s/>// Your Code Here</text:p>
      <text:p text:style-name="P33"><text:span text:style-name="T81"><text:s/></text:span><text:span text:style-name="T89">Query</text:span><text:span text:style-name="T81"> query = session.createQuery("from Agent where uuid = :uuid");</text:span></text:p>
      <text:p text:style-name="P38"><text:s/>query.setString("uuid", uuid);</text:p>
      <text:p text:style-name="P38"><text:s/>return query.uniqueResult();</text:p>
      <text:p text:style-name="P38"/>
      <text:p text:style-name="P38"><text:s/>session.getTransaction().commit();</text:p>
      <text:p text:style-name="P38"><text:s/>session.close();</text:p>
      <text:p text:style-name="P41"/>
      <text:p text:style-name="P20"/>
      <text:p text:style-name="P24">-Using JPA Entity Manager Factory</text:p>
      <text:p text:style-name="P33"><text:span text:style-name="T81"><text:s/></text:span><text:span text:style-name="T89">EntityManagerFactory</text:span><text:span text:style-name="T81"> emf = Persistence.createEntityManagerFactory("jcg-JPA");</text:span></text:p>
      <text:p text:style-name="P33"><text:span text:style-name="T81"><text:s/></text:span><text:span text:style-name="T89">EntityManager</text:span><text:span text:style-name="T81"> em = emf.createEntityManager();</text:span></text:p>
      <text:p text:style-name="P38"><text:s text:c="2"/></text:p>
      <text:p text:style-name="P38"><text:s/>em.getTransaction().begin();</text:p>
      <text:p text:style-name="P38"/>
      <text:p text:style-name="P38"><text:s/>Employee employee = new Employee();</text:p>
      <text:p text:style-name="P38"><text:s/>employee.setName("Chandan");</text:p>
      <text:p text:style-name="P38"><text:s/></text:p>
      <text:p text:style-name="P38"><text:s/>em.persist(employee);</text:p>
      <text:p text:style-name="P38"><text:s/>em.getTransaction().commit();</text:p>
      <text:p text:style-name="P41"/>
      <text:p text:style-name="P20"/>
      <text:p text:style-name="P24">-Using Spring Data</text:p>
      <text:p text:style-name="P33"><text:span text:style-name="T81"><text:s/></text:span><text:span text:style-name="T90">Repository – </text:span><text:span text:style-name="T91">Прави връзката между апп-а и базата. Абстракция на начина по който работим с данните.Чрез него използваме </text:span><text:span text:style-name="T92">CRUD </text:span><text:span text:style-name="T91">операцийте, автоматично генерира </text:span><text:span text:style-name="T92">SQL/JPQL </text:span><text:span text:style-name="T91">код </text:span></text:p>
      <text:p text:style-name="P38"><text:s text:c="2"/></text:p>
      <text:p text:style-name="P38">@Repository</text:p>
      <text:p text:style-name="P38">public interface CategoryRepository extends JpaRepository&lt;Category, Integer&gt; {</text:p>
      <text:p text:style-name="P38"/>
      <text:p text:style-name="P38"><text:s text:c="4"/>Optional&lt;Category&gt; findByName(String name);</text:p>
      <text:p text:style-name="P38">}</text:p>
      <text:p text:style-name="P41"/>
      <text:p text:style-name="P20"/>
      <text:p text:style-name="P50"><text:span text:style-name="T18">*DTO-Data Transfer Objects:</text:span><text:span text:style-name="T20">Transmitting aggregated data from entities. In complex applications </text:span><text:span text:style-name="T22">we do not want</text:span><text:span text:style-name="T20"> to expose unnecessary data in the display layer.</text:span><text:span text:style-name="T23">Domain objects are mapped to view models – DTOs</text:span><text:span text:style-name="T20">. DTO is nothing more than a </text:span><text:span text:style-name="T22">container class</text:span><text:span text:style-name="T20">.</text:span></text:p>
      <text:p text:style-name="P50"><text:span text:style-name="T20">Exposes o</text:span><text:span text:style-name="T22">nly properties, not methods</text:span></text:p>
      <text:p text:style-name="P20"/>
      <text:p text:style-name="P20"/>
      <text:p text:style-name="P20"/>
      <text:p text:style-name="P25"><text:span text:style-name="T58"><text:s/></text:span><text:span text:style-name="T75">*Course Database Frameworks SoftUni</text:span></text:p>
      <text:p text:style-name="P18">https://softuni.bg/trainings/2089/databases-frameworks-hibernate-and-spring-data-october-2018#lesson-995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JetBrains Mono" svg:font-family="'JetBrains Mono', monospace"/>
    <style:font-face style:name="OpenSymbol" svg:font-family="OpenSymbol"/>
    <style:font-face style:name="Roboto" svg:font-family="Roboto, Arial, sans-serif"/>
    <style:font-face style:name="Tahoma1" svg:font-family="Tahoma"/>
    <style:font-face style:name="inter-regular" svg:font-family="inter-regular, system-ui, apple-system, BlinkMacSystemFont, 'Segoe UI', Roboto, 'Helvetica Neue', Helvetica, Arial, sans-serif"/>
    <style:font-face style:name="sans-serif" svg:font-family="sans-serif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стандартен" style:display-name="HTML стандартен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font-size-asian="10pt" style:font-name-complex="Courier New1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DT2H52M8S</meta:editing-duration>
    <meta:editing-cycles>28</meta:editing-cycles>
    <meta:generator>OpenOffice/4.1.10$Win32 OpenOffice.org_project/4110m2$Build-9807</meta:generator>
    <dc:date>2021-10-24T20:37:26.14</dc:date>
    <dc:creator>alex alex</dc:creator>
    <meta:document-statistic meta:table-count="0" meta:image-count="0" meta:object-count="0" meta:page-count="4" meta:paragraph-count="126" meta:word-count="744" meta:character-count="7019"/>
    <meta:user-defined meta:name="Info 1"/>
    <meta:user-defined meta:name="Info 2"/>
    <meta:user-defined meta:name="Info 3"/>
    <meta:user-defined meta:name="Info 4"/>
  </office:meta>
</office:document-meta>
</file>